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3223" officeooo:paragraph-rsid="000ec3f5"/>
    </style:style>
    <style:style style:name="P2" style:family="paragraph" style:parent-style-name="Standard">
      <style:text-properties officeooo:rsid="001919bb" officeooo:paragraph-rsid="000ec3f5"/>
    </style:style>
    <style:style style:name="P3" style:family="paragraph" style:parent-style-name="Standard">
      <style:text-properties officeooo:rsid="001919bb" officeooo:paragraph-rsid="000ec3f5"/>
    </style:style>
    <style:style style:name="P4" style:family="paragraph" style:parent-style-name="Standard">
      <style:text-properties officeooo:rsid="001d5d05" officeooo:paragraph-rsid="000ec3f5"/>
    </style:style>
    <style:style style:name="P5" style:family="paragraph" style:parent-style-name="Standard">
      <style:text-properties officeooo:rsid="000d3223" officeooo:paragraph-rsid="0010c835"/>
    </style:style>
    <style:style style:name="P6" style:family="paragraph" style:parent-style-name="Standard">
      <style:text-properties officeooo:rsid="0012e19d" officeooo:paragraph-rsid="0012e19d"/>
    </style:style>
    <style:style style:name="T1" style:family="text">
      <style:text-properties officeooo:rsid="0010c835"/>
    </style:style>
    <style:style style:name="T2" style:family="text">
      <style:text-properties officeooo:rsid="001384db"/>
    </style:style>
    <style:style style:name="T3" style:family="text">
      <style:text-properties officeooo:rsid="001451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start OpenMRS System Test</text:p>
      <text:p text:style-name="P2"/>
      <text:p text:style-name="P4">Before preforming, ensure you have imported the sql database and started OpenMRS. If you have not done so, see HowToImportDatabase.odt and HowToStartOpenMRSDeveloper.odt (or NonDeveloper)</text:p>
      <text:p text:style-name="P2"/>
      <text:p text:style-name="P2">System Test</text:p>
      <text:p text:style-name="P2"/>
      <text:p text:style-name="P6">1. Run the pediatric sepsis app. (<text:span text:style-name="T2">See steps 1. and 2. in HowToRunUI.odt</text:span>)</text:p>
      <text:p text:style-name="P2"><text:s/></text:p>
      <text:p text:style-name="P5"><text:span text:style-name="T1">2. </text:span>When prompted for the server location enter “localhost:8080”.</text:p>
      <text:p text:style-name="P5"><text:span text:style-name="T3">3. </text:span>When prompted for the User ID enter “Admin”</text:p>
      <text:p text:style-name="P5"><text:span text:style-name="T3">4. W</text:span>hen prompted for the password enter “Admin12” (invalid password).</text:p>
      <text:p text:style-name="P5"/>
      <text:p text:style-name="P5">An error message should print stating “Invalid username or password.”</text:p>
      <text:p text:style-name="P1"/>
      <text:p text:style-name="P5"><text:span text:style-name="T3">5. </text:span>When prompted for the server location enter “localhost:8080”.</text:p>
      <text:p text:style-name="P5"><text:span text:style-name="T3">6. </text:span>When prompted for the User ID enter “Admin23” (invalid user ID)</text:p>
      <text:p text:style-name="P5"><text:span text:style-name="T3">7. W</text:span>hen prompted for the password enter “Admin123”.</text:p>
      <text:p text:style-name="P5"/>
      <text:p text:style-name="P5">An error message should print stating “Invalid username or password.”</text:p>
      <text:p text:style-name="P1"/>
      <text:p text:style-name="P5"><text:span text:style-name="T3">8. </text:span>When prompted for the server location enter “localhost:8081”(invalid server). </text:p>
      <text:p text:style-name="P5"><text:span text:style-name="T3">9. </text:span>When prompted for the User ID enter “Admin”</text:p>
      <text:p text:style-name="P5"><text:span text:style-name="T3">10. W</text:span>hen prompted for the password enter “Admin123”.</text:p>
      <text:p text:style-name="P5"/>
      <text:p text:style-name="P5">An error message should print stating “Invalid server location.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8:42:50.996755621</meta:creation-date>
    <dc:date>2018-12-06T22:56:52.815705045</dc:date>
    <meta:editing-duration>PT10M17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1" meta:paragraph-count="17" meta:word-count="158" meta:character-count="1044" meta:non-whitespace-character-count="900"/>
  </office:meta>
</office:document-meta>
</file>